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fo:min-height="4.979cm"/>
    </style:style>
    <style:style style:name="gr6" style:family="graphic" style:parent-style-name="standard">
      <style:graphic-properties draw:stroke="none" draw:fill="none" fo:min-height="7.112cm"/>
    </style:style>
    <style:style style:name="pr1" style:family="presentation" style:parent-style-name="Default-title">
      <style:graphic-properties draw:fill-color="#ffffff" fo:min-height="3.021cm"/>
    </style:style>
    <style:style style:name="pr2" style:family="presentation" style:parent-style-name="Default-outline1">
      <style:graphic-properties draw:fill-color="#ffffff" fo:min-height="12.678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draw:fill-color="#ffffff" draw:auto-grow-height="true" fo:min-height="3.27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  <style:text-properties fo:font-family="'Courier New'" style:font-family-generic="modern" style:font-pitch="fixed" fo:font-size="14pt" style:font-size-asian="14pt" style:font-size-complex="14pt"/>
    </style:style>
    <style:style style:name="P8" style:family="paragraph">
      <style:paragraph-properties fo:margin-left="0cm" fo:margin-right="0cm" fo:text-indent="0cm" style:text-autospace="none"/>
    </style:style>
    <style:style style:name="P9" style:family="paragraph">
      <style:paragraph-properties fo:margin-left="0cm" fo:margin-right="0cm" fo:text-indent="0cm"/>
      <style:text-properties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000000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'Times New Roman'" style:font-family-generic-asian="roman" style:font-size-asian="32pt" style:font-style-asian="normal" style:font-weight-asian="normal" style:font-family-complex="'Times New Roman'" style:font-family-generic-complex="roman" style:font-size-complex="32pt" style:font-style-complex="normal" style:font-weight-complex="normal" style:text-emphasize="none" style:font-relief="none"/>
    </style:style>
    <style:style style:name="T2" style:family="text">
      <style:text-properties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family="'Courier New'" style:font-family-generic="modern" style:font-pitch="fixed" fo:font-size="14pt" style:font-size-asian="14pt" style:font-size-complex="14pt"/>
    </style:style>
    <style:style style:name="T4" style:family="text">
      <style:text-properties fo:font-family="'Courier New'" style:font-family-generic="modern" style:font-pitch="fixed" fo:font-size="14pt" fo:font-weight="bold" style:font-family-asian="'Times New Roman'" style:font-family-generic-asian="roman" style:font-size-asian="14pt" style:font-weight-asian="bold" style:font-family-complex="'Times New Roman'" style:font-family-generic-complex="roman" style:font-size-complex="14pt" style:font-weight-complex="bold"/>
    </style:style>
    <style:style style:name="T5" style:family="text">
      <style:text-properties fo:font-family="'Courier New'" style:font-family-generic="modern" style:font-pitch="fixed" fo:font-size="14pt" style:font-family-asian="'Times New Roman'" style:font-family-generic-asian="roman" style:font-size-asian="14pt" style:font-family-complex="'Times New Roman'" style:font-family-generic-complex="roman" style:font-size-complex="14pt"/>
    </style:style>
    <style:style style:name="T6" style:family="text">
      <style:text-properties fo:font-family="'Courier New'" style:font-family-generic="modern" style:font-pitch="fixed" fo:font-size="14pt" fo:font-weight="normal" style:font-family-asian="'Times New Roman'" style:font-family-generic-asian="roman" style:font-size-asian="14pt" style:font-weight-asian="normal" style:font-family-complex="'Times New Roman'" style:font-family-generic-complex="roman" style:font-size-complex="14pt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3.345cm" svg:height="3.021cm" svg:x="2.297cm" svg:y="1.905cm" presentation:class="title">
          <draw:text-box>
            <text:p text:style-name="P1">Essential Objects and Services</text:p>
          </draw:text-box>
        </draw:frame>
        <draw:frame presentation:style-name="pr2" draw:text-style-name="P2" draw:layer="layout" svg:width="23.345cm" svg:height="13.629cm" svg:x="2.297cm" svg:y="5.584cm" presentation:class="outline" presentation:user-transformed="true">
          <draw:text-box>
            <text:list text:style-name="L2">
              <text:list-item>
                <text:p text:style-name="P2">Device Object</text:p>
              </text:list-item>
            </text:list>
            <text:list text:style-name="L2">
              <text:list-item>
                <text:p text:style-name="P2">Analog, Binary, and Multi-State objects</text:p>
              </text:list-item>
            </text:list>
            <text:list text:style-name="L2">
              <text:list-item>
                <text:p text:style-name="P2">ReadProperty, WriteProperty</text:p>
              </text:list-item>
            </text:list>
            <text:list text:style-name="L2">
              <text:list-item>
                <text:p text:style-name="P2">WhoIs, I-Am</text:p>
              </text:list-item>
            </text:list>
            <text:list text:style-name="L2">
              <text:list-item>
                <text:p text:style-name="P2">WhoHas, Ihave</text:p>
              </text:list-item>
            </text:list>
            <text:list text:style-name="L2">
              <text:list-item>
                <text:p text:style-name="P2">TimeSynchronization</text:p>
              </text:list-item>
            </text:list>
            <text:list text:style-name="L2">
              <text:list-item>
                <text:p text:style-name="P2">ReinitializeDevice</text:p>
              </text:list-item>
            </text:list>
            <text:list text:style-name="L2">
              <text:list-item>
                <text:p text:style-name="P2">DeviceCommunicationContro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3.345cm" svg:height="3.021cm" svg:x="2.297cm" svg:y="1.905cm" presentation:class="title">
          <draw:text-box>
            <text:p text:style-name="P1">Device Object</text:p>
          </draw:text-box>
        </draw:frame>
        <draw:frame presentation:style-name="pr2" draw:text-style-name="P2" draw:layer="layout" svg:width="23.345cm" svg:height="12.678cm" svg:x="2.297cm" svg:y="5.584cm" presentation:class="outline">
          <draw:text-box>
            <text:list text:style-name="L2">
              <text:list-item>
                <text:p text:style-name="P2">Device Instance Number</text:p>
              </text:list-item>
            </text:list>
            <text:list text:style-name="L2">
              <text:list-item>
                <text:p text:style-name="P2">System_Status</text:p>
              </text:list-item>
            </text:list>
            <text:list text:style-name="L2">
              <text:list-item>
                <text:p text:style-name="P2">Object_List</text:p>
              </text:list-item>
            </text:list>
            <text:list text:style-name="L2">
              <text:list-item>
                <text:p text:style-name="P2">MS/TP Properties</text:p>
              </text:list-item>
            </text:list>
            <text:list text:style-name="L2">
              <text:list-item>
                <text:list>
                  <text:list-item>
                    <text:p text:style-name="P4">Max_Mas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Max_Info_Fram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3.345cm" svg:height="3.021cm" svg:x="2.297cm" svg:y="1.905cm" presentation:class="title">
          <draw:text-box>
            <text:p text:style-name="P1">Analog, Binary, Multi-state</text:p>
          </draw:text-box>
        </draw:frame>
        <draw:frame presentation:style-name="pr2" draw:text-style-name="P2" draw:layer="layout" svg:width="23.345cm" svg:height="12.895cm" svg:x="2.297cm" svg:y="5.584cm" presentation:class="outline" presentation:user-transformed="true">
          <draw:text-box>
            <text:list text:style-name="L2">
              <text:list-item>
                <text:p text:style-name="P2">Main property is Present_Value, data type is REAL (Analog), active or inactive (Binary), or an integer index (Multi-state).</text:p>
              </text:list-item>
            </text:list>
            <text:list text:style-name="L2">
              <text:list-item>
                <text:p text:style-name="P2">Common properties <text:span text:style-name="T1">Object_Identifier, O</text:span>bject_Name, Object_Type, Status_Flags, Event_State</text:p>
              </text:list-item>
            </text:list>
            <text:list text:style-name="L2">
              <text:list-item>
                <text:p text:style-name="P2">Additional properties are object specific</text:p>
              </text:list-item>
            </text:list>
            <text:list text:style-name="L2">
              <text:list-item>
                <text:p text:style-name="P2">Priority Array for Output objects, optional for Value objec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5" draw:text-style-name="P1" draw:layer="layout" svg:width="23.345cm" svg:height="3.272cm" svg:x="2.297cm" svg:y="1.78cm" presentation:class="title">
          <draw:text-box>
            <text:p text:style-name="P1">Priority Array</text:p>
          </draw:text-box>
        </draw:frame>
        <draw:rect draw:style-name="gr2" draw:text-style-name="P6" draw:layer="layout" svg:width="1.905cm" svg:height="1.27cm" svg:x="15.51cm" svg:y="6.715cm">
          <text:p text:style-name="P5">9</text:p>
        </draw:rect>
        <draw:rect draw:style-name="gr2" draw:text-style-name="P6" draw:layer="layout" svg:width="9.525cm" svg:height="1.27cm" svg:x="17.415cm" svg:y="6.715cm">
          <text:p text:style-name="P5">Available</text:p>
        </draw:rect>
        <draw:rect draw:style-name="gr2" draw:text-style-name="P6" draw:layer="layout" svg:width="1.905cm" svg:height="1.27cm" svg:x="15.51cm" svg:y="7.985cm">
          <text:p text:style-name="P5">10</text:p>
        </draw:rect>
        <draw:rect draw:style-name="gr2" draw:text-style-name="P6" draw:layer="layout" svg:width="9.525cm" svg:height="1.27cm" svg:x="17.415cm" svg:y="7.985cm">
          <text:p text:style-name="P5">Available</text:p>
        </draw:rect>
        <draw:rect draw:style-name="gr2" draw:text-style-name="P6" draw:layer="layout" svg:width="1.905cm" svg:height="1.27cm" svg:x="15.51cm" svg:y="9.255cm">
          <text:p text:style-name="P5">11</text:p>
        </draw:rect>
        <draw:rect draw:style-name="gr2" draw:text-style-name="P6" draw:layer="layout" svg:width="9.525cm" svg:height="1.27cm" svg:x="17.415cm" svg:y="9.255cm">
          <text:p text:style-name="P5">Available</text:p>
        </draw:rect>
        <draw:rect draw:style-name="gr2" draw:text-style-name="P6" draw:layer="layout" svg:width="1.905cm" svg:height="1.27cm" svg:x="15.51cm" svg:y="10.525cm">
          <text:p text:style-name="P5">12</text:p>
        </draw:rect>
        <draw:rect draw:style-name="gr2" draw:text-style-name="P6" draw:layer="layout" svg:width="9.525cm" svg:height="1.27cm" svg:x="17.415cm" svg:y="10.525cm">
          <text:p text:style-name="P5">Available</text:p>
        </draw:rect>
        <draw:rect draw:style-name="gr2" draw:text-style-name="P6" draw:layer="layout" svg:width="1.905cm" svg:height="1.27cm" svg:x="15.51cm" svg:y="11.795cm">
          <text:p text:style-name="P5">13</text:p>
        </draw:rect>
        <draw:rect draw:style-name="gr2" draw:text-style-name="P6" draw:layer="layout" svg:width="9.525cm" svg:height="1.27cm" svg:x="17.415cm" svg:y="11.795cm">
          <text:p text:style-name="P5">Available</text:p>
        </draw:rect>
        <draw:rect draw:style-name="gr2" draw:text-style-name="P6" draw:layer="layout" svg:width="1.905cm" svg:height="1.27cm" svg:x="15.51cm" svg:y="13.065cm">
          <text:p text:style-name="P5">14</text:p>
        </draw:rect>
        <draw:rect draw:style-name="gr2" draw:text-style-name="P6" draw:layer="layout" svg:width="9.525cm" svg:height="1.27cm" svg:x="17.415cm" svg:y="13.065cm">
          <text:p text:style-name="P5">Available</text:p>
        </draw:rect>
        <draw:rect draw:style-name="gr2" draw:text-style-name="P6" draw:layer="layout" svg:width="1.905cm" svg:height="1.27cm" svg:x="15.51cm" svg:y="14.335cm">
          <text:p text:style-name="P5">15</text:p>
        </draw:rect>
        <draw:rect draw:style-name="gr2" draw:text-style-name="P6" draw:layer="layout" svg:width="9.525cm" svg:height="1.27cm" svg:x="17.415cm" svg:y="14.335cm">
          <text:p text:style-name="P5">Available</text:p>
        </draw:rect>
        <draw:rect draw:style-name="gr2" draw:text-style-name="P6" draw:layer="layout" svg:width="1.905cm" svg:height="1.27cm" svg:x="15.51cm" svg:y="15.605cm">
          <text:p text:style-name="P5">16</text:p>
        </draw:rect>
        <draw:rect draw:style-name="gr2" draw:text-style-name="P6" draw:layer="layout" svg:width="9.525cm" svg:height="1.27cm" svg:x="17.415cm" svg:y="15.605cm">
          <text:p text:style-name="P5">Available</text:p>
        </draw:rect>
        <draw:rect draw:style-name="gr2" draw:text-style-name="P6" draw:layer="layout" svg:width="1.905cm" svg:height="1.27cm" svg:x="1cm" svg:y="6.715cm">
          <text:p text:style-name="P5">1</text:p>
        </draw:rect>
        <draw:rect draw:style-name="gr2" draw:text-style-name="P6" draw:layer="layout" svg:width="9.525cm" svg:height="1.27cm" svg:x="2.905cm" svg:y="6.715cm">
          <text:p text:style-name="P5">Manual Life Safety</text:p>
        </draw:rect>
        <draw:rect draw:style-name="gr2" draw:text-style-name="P6" draw:layer="layout" svg:width="1.905cm" svg:height="1.27cm" svg:x="1cm" svg:y="7.985cm">
          <text:p text:style-name="P5">2</text:p>
        </draw:rect>
        <draw:rect draw:style-name="gr2" draw:text-style-name="P6" draw:layer="layout" svg:width="9.525cm" svg:height="1.27cm" svg:x="2.905cm" svg:y="7.985cm">
          <text:p text:style-name="P5">Manual Life Safety</text:p>
        </draw:rect>
        <draw:rect draw:style-name="gr2" draw:text-style-name="P6" draw:layer="layout" svg:width="1.905cm" svg:height="1.27cm" svg:x="1cm" svg:y="9.255cm">
          <text:p text:style-name="P5">3</text:p>
        </draw:rect>
        <draw:rect draw:style-name="gr2" draw:text-style-name="P6" draw:layer="layout" svg:width="9.525cm" svg:height="1.27cm" svg:x="2.905cm" svg:y="9.255cm">
          <text:p text:style-name="P5">Available</text:p>
        </draw:rect>
        <draw:rect draw:style-name="gr2" draw:text-style-name="P6" draw:layer="layout" svg:width="1.905cm" svg:height="1.27cm" svg:x="1cm" svg:y="10.525cm">
          <text:p text:style-name="P5">4</text:p>
        </draw:rect>
        <draw:rect draw:style-name="gr2" draw:text-style-name="P6" draw:layer="layout" svg:width="9.525cm" svg:height="1.27cm" svg:x="2.905cm" svg:y="10.525cm">
          <text:p text:style-name="P5">Available</text:p>
        </draw:rect>
        <draw:rect draw:style-name="gr2" draw:text-style-name="P6" draw:layer="layout" svg:width="1.905cm" svg:height="1.27cm" svg:x="1cm" svg:y="11.795cm">
          <text:p text:style-name="P5">5</text:p>
        </draw:rect>
        <draw:rect draw:style-name="gr2" draw:text-style-name="P6" draw:layer="layout" svg:width="9.525cm" svg:height="1.27cm" svg:x="2.905cm" svg:y="11.795cm">
          <text:p text:style-name="P5">Critical Equipment Control</text:p>
        </draw:rect>
        <draw:rect draw:style-name="gr2" draw:text-style-name="P6" draw:layer="layout" svg:width="1.905cm" svg:height="1.27cm" svg:x="1cm" svg:y="13.065cm">
          <text:p text:style-name="P5">6</text:p>
        </draw:rect>
        <draw:rect draw:style-name="gr2" draw:text-style-name="P6" draw:layer="layout" svg:width="9.525cm" svg:height="1.27cm" svg:x="2.905cm" svg:y="13.065cm">
          <text:p text:style-name="P5">Minimum On/Off</text:p>
        </draw:rect>
        <draw:rect draw:style-name="gr2" draw:text-style-name="P6" draw:layer="layout" svg:width="1.905cm" svg:height="1.27cm" svg:x="1cm" svg:y="14.335cm">
          <text:p text:style-name="P5">7</text:p>
        </draw:rect>
        <draw:rect draw:style-name="gr2" draw:text-style-name="P6" draw:layer="layout" svg:width="9.525cm" svg:height="1.27cm" svg:x="2.905cm" svg:y="14.335cm">
          <text:p text:style-name="P5">Available</text:p>
        </draw:rect>
        <draw:rect draw:style-name="gr2" draw:text-style-name="P6" draw:layer="layout" svg:width="1.905cm" svg:height="1.27cm" svg:x="1cm" svg:y="15.605cm">
          <text:p text:style-name="P5">8</text:p>
        </draw:rect>
        <draw:rect draw:style-name="gr2" draw:text-style-name="P6" draw:layer="layout" svg:width="9.525cm" svg:height="1.27cm" svg:x="2.905cm" svg:y="15.605cm">
          <text:p text:style-name="P5">Manual Operator</text:p>
        </draw:rect>
        <draw:rect draw:style-name="gr2" draw:text-style-name="P6" draw:layer="layout" svg:width="9.525cm" svg:height="1.27cm" svg:x="8.62cm" svg:y="18.145cm">
          <text:p text:style-name="P5">Relinquish_Default</text:p>
        </draw:rect>
        <draw:custom-shape draw:style-name="gr3" draw:text-style-name="P5" draw:layer="layout" svg:width="3.81cm" svg:height="1.905cm" svg:x="12.43cm" svg:y="4.81cm">
          <text:p text:style-name="P5">Highest</text:p>
          <text:p text:style-name="P5">Priority</text:p>
          <draw:enhanced-geometry svg:viewBox="0 0 21600 21600" draw:glue-points="10800 0 3160 3160 0 10800 3160 18440 10800 21600 18440 18440 21600 10800 18440 3160 ?f14 ?f15" draw:text-areas="3200 3200 18400 18400" draw:type="round-callout" draw:modifiers="-2352.1385463133 29555.508919202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5" draw:layer="layout" svg:width="3.81cm" svg:height="1.905cm" svg:x="11.795cm" svg:y="13.7cm">
          <text:p text:style-name="P5">Lowest Priority</text:p>
          <draw:enhanced-geometry svg:viewBox="0 0 21600 21600" draw:mirror-vertical="false" draw:glue-points="10800 0 3160 3160 0 10800 3160 18440 10800 21600 18440 18440 21600 10800 18440 3160 ?f14 ?f15" draw:text-areas="3200 3200 18400 18400" draw:type="round-callout" draw:modifiers="22880.9236420887 31538.71983210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3.345cm" svg:height="3.021cm" svg:x="2.297cm" svg:y="1.905cm" presentation:class="title">
          <draw:text-box>
            <text:p text:style-name="P1">ReadProperty</text:p>
          </draw:text-box>
        </draw:frame>
        <draw:frame presentation:style-name="pr2" draw:text-style-name="P2" draw:layer="layout" svg:width="23.345cm" svg:height="12.678cm" svg:x="2.297cm" svg:y="5.584cm" presentation:class="outline">
          <draw:text-box>
            <text:list text:style-name="L2">
              <text:list-item>
                <text:p text:style-name="P2">Required service for every BACnet device</text:p>
              </text:list-item>
            </text:list>
            <text:list text:style-name="L2">
              <text:list-item>
                <text:p text:style-name="P2">Used to read the value of a single property in any object.</text:p>
              </text:list-item>
            </text:list>
            <text:list text:style-name="L2">
              <text:list-item>
                <text:p text:style-name="P2">The return message includes the object and property details along with the value.</text:p>
              </text:list-item>
            </text:list>
            <text:list text:style-name="L2">
              <text:list-item>
                <text:p text:style-name="P2">Specific error messages are defined in Clause 15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5" draw:text-style-name="P1" draw:layer="layout" svg:width="23.345cm" svg:height="3.272cm" svg:x="2.297cm" svg:y="1.78cm" presentation:class="title">
          <draw:text-box>
            <text:p text:style-name="P1">ReadProperty</text:p>
          </draw:text-box>
        </draw:frame>
        <draw:frame draw:style-name="gr4" draw:text-style-name="P7" draw:layer="layout" svg:width="25.4cm" svg:height="3.992cm" svg:x="1cm" svg:y="6.715cm">
          <draw:text-box>
            <text:p text:style-name="P1"><text:span text:style-name="T2">ReadProperty-Request</text:span><text:span text:style-name="T3"> ::= SEQUENCE {</text:span></text:p>
            <text:p text:style-name="P1"><text:span text:style-name="T3"><text:s text:c="4"/></text:span><text:span text:style-name="T3">objectIdentifier <text:s text:c="5"/>[0] BACnetObjectIdentifier,</text:span></text:p>
            <text:p text:style-name="P1"><text:span text:style-name="T3"><text:s text:c="4"/></text:span><text:span text:style-name="T3">propertyIdentifier <text:s text:c="3"/>[1] BACnetPropertyIdentifier,</text:span></text:p>
            <text:p text:style-name="P1"><text:span text:style-name="T3"><text:s text:c="4"/></text:span><text:span text:style-name="T3">propertyArrayIndex <text:s text:c="3"/>[2] Unsigned OPTIONAL </text:span></text:p>
            <text:p text:style-name="P1"><text:span text:style-name="T3"><text:s text:c="8"/></text:span><text:span text:style-name="T3">--used only with array datatype</text:span></text:p>
            <text:p text:style-name="P1"><text:span text:style-name="T3"><text:s text:c="8"/></text:span><text:span text:style-name="T3">-- if omitted with an array the entire array is referenced</text:span></text:p>
            <text:p text:style-name="P1"><text:span text:style-name="T3">}</text:span></text:p>
          </draw:text-box>
        </draw:frame>
        <draw:frame draw:style-name="gr5" draw:text-style-name="P7" draw:layer="layout" svg:width="25.94cm" svg:height="5.229cm" svg:x="1cm" svg:y="13.551cm">
          <draw:text-box>
            <text:p text:style-name="P1"><text:span text:style-name="T2">ReadProperty-ACK</text:span><text:span text:style-name="T3"> ::= SEQUENCE {</text:span></text:p>
            <text:p text:style-name="P1"><text:span text:style-name="T3"><text:s text:c="4"/></text:span><text:span text:style-name="T3">objectIdentifier <text:s text:c="3"/>[0] BACnetObjectIdentifier,</text:span></text:p>
            <text:p text:style-name="P1"><text:span text:style-name="T3"><text:s text:c="4"/></text:span><text:span text:style-name="T3">propertyIdentifier <text:s/>[1] BACnetPropertyIdentifier,</text:span></text:p>
            <text:p text:style-name="P1"><text:span text:style-name="T3"><text:s text:c="4"/></text:span><text:span text:style-name="T3">propertyArrayIndex <text:s/>[2] Unsigned OPTIONAL,</text:span></text:p>
            <text:p text:style-name="P1"><text:span text:style-name="T3"><text:s text:c="8"/></text:span><text:span text:style-name="T3">--used only with array datatype</text:span></text:p>
            <text:p text:style-name="P1"><text:span text:style-name="T3"><text:s text:c="8"/></text:span><text:span text:style-name="T3">-- if omitted with an array the entire array is referenced</text:span></text:p>
            <text:p text:style-name="P1"><text:span text:style-name="T3"><text:s text:c="4"/></text:span><text:span text:style-name="T3">propertyValue <text:s text:c="6"/>[3] ABSTRACT-SYNTAX.&amp;Type</text:span></text:p>
            <text:p text:style-name="P1"><text:span text:style-name="T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3.345cm" svg:height="3.272cm" svg:x="2.297cm" svg:y="1.78cm" presentation:class="title">
          <draw:text-box>
            <text:p text:style-name="P1">WriteProperty</text:p>
          </draw:text-box>
        </draw:frame>
        <draw:frame presentation:style-name="pr2" draw:text-style-name="P2" draw:layer="layout" svg:width="23.345cm" svg:height="12.678cm" svg:x="2.297cm" svg:y="5.584cm" presentation:class="outline">
          <draw:text-box>
            <text:list text:style-name="L2">
              <text:list-item>
                <text:p text:style-name="P2">Optional service for devices</text:p>
              </text:list-item>
            </text:list>
            <text:list text:style-name="L2">
              <text:list-item>
                <text:p text:style-name="P2">Used to write a value to a single object property.</text:p>
              </text:list-item>
            </text:list>
            <text:list text:style-name="L2">
              <text:list-item>
                <text:p text:style-name="P2">Uses a simple acknowledge - which could be ignored initially when sequencing many writes to improve speed.</text:p>
              </text:list-item>
            </text:list>
            <text:list text:style-name="L2">
              <text:list-item>
                <text:p text:style-name="P2">Specific error messages are defined in Clause 15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1" draw:text-style-name="P1" draw:layer="layout" svg:width="23.345cm" svg:height="3.021cm" svg:x="2.297cm" svg:y="1.905cm" presentation:class="title">
          <draw:text-box>
            <text:p text:style-name="P1">WriteProperty</text:p>
          </draw:text-box>
        </draw:frame>
        <draw:frame draw:style-name="gr6" draw:text-style-name="P7" draw:layer="layout" svg:width="25.94cm" svg:height="7.362cm" svg:x="1cm" svg:y="5.445cm">
          <draw:text-box>
            <text:p text:style-name="P1"><text:span text:style-name="T2">WriteProperty-Request</text:span><text:span text:style-name="T3"> ::= SEQUENCE {</text:span></text:p>
            <text:p text:style-name="P1"><text:span text:style-name="T3"><text:s text:c="4"/></text:span><text:span text:style-name="T3">objectIdentifier <text:s text:c="3"/>[0] BACnetObjectIdentifier,</text:span></text:p>
            <text:p text:style-name="P1"><text:span text:style-name="T3"><text:s text:c="4"/></text:span><text:span text:style-name="T3">propertyIdentifier <text:s/>[1] BACnetPropertyIdentifier,</text:span></text:p>
            <text:p text:style-name="P1"><text:span text:style-name="T3"><text:s text:c="4"/></text:span><text:span text:style-name="T3">propertyArrayIndex <text:s/>[2] Unsigned OPTIONAL, </text:span></text:p>
            <text:p text:style-name="P1"><text:span text:style-name="T3"><text:s text:c="8"/></text:span><text:span text:style-name="T3">--used only with array datatype</text:span></text:p>
            <text:p text:style-name="P1"><text:span text:style-name="T3"><text:s text:c="8"/></text:span><text:span text:style-name="T3">-- if omitted with an array the entire</text:span></text:p>
            <text:p text:style-name="P1"><text:span text:style-name="T3"><text:s text:c="8"/></text:span><text:span text:style-name="T3">-- array is referenced</text:span></text:p>
            <text:p text:style-name="P1"><text:span text:style-name="T3"><text:s text:c="4"/></text:span><text:span text:style-name="T3">propertyValue <text:s text:c="6"/>[3] ABSTRACT-SYNTAX.&amp;Type,</text:span></text:p>
            <text:p text:style-name="P1"><text:span text:style-name="T3"><text:s text:c="4"/></text:span><text:span text:style-name="T3">priority <text:s text:c="11"/>[4] Unsigned8 (1..16) OPTIONAL </text:span></text:p>
            <text:p text:style-name="P1"><text:span text:style-name="T3"><text:s text:c="8"/></text:span><text:span text:style-name="T3">--used only when property is commandable</text:span></text:p>
            <text:p text:style-name="P1"><text:span text:style-name="T3">}</text:span></text:p>
          </draw:text-box>
        </draw:frame>
        <draw:frame draw:style-name="gr5" draw:text-style-name="P7" draw:layer="layout" svg:width="25.94cm" svg:height="5.229cm" svg:x="1cm" svg:y="13.7cm">
          <draw:text-box>
            <text:p text:style-name="P1"><text:span text:style-name="T2">BACnet-SimpleACK-PDU</text:span><text:span text:style-name="T3"> ::= SEQUENCE {</text:span></text:p>
            <text:p text:style-name="P1"><text:span text:style-name="T3"><text:s text:c="4"/></text:span><text:span text:style-name="T3">pdu-type <text:s text:c="11"/>[0] Unsigned (0..15), -- 2 for this PDU type</text:span></text:p>
            <text:p text:style-name="P1"><text:span text:style-name="T3"><text:s text:c="4"/></text:span><text:span text:style-name="T3">reserved <text:s text:c="11"/>[1] Unsigned (0..15), -- must be set to zero</text:span></text:p>
            <text:p text:style-name="P1"><text:span text:style-name="T3"><text:s text:c="4"/></text:span><text:span text:style-name="T3">invokeID <text:s text:c="11"/>[2] Unsigned (0..255),</text:span></text:p>
            <text:p text:style-name="P1"><text:span text:style-name="T3"><text:s text:c="4"/></text:span><text:span text:style-name="T3">service-ACK-choice <text:s/>[3] BACnetConfirmedServiceChoice</text:span></text:p>
            <text:p text:style-name="P1"><text:span text:style-name="T3"><text:s text:c="8"/></text:span><text:span text:style-name="T3">-- Context-specific tags 0..3 are NOT used in header encoding</text:span></text:p>
            <text:p text:style-name="P1"><text:span text:style-name="T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3.345cm" svg:height="3.272cm" svg:x="2.297cm" svg:y="1.78cm" presentation:class="title">
          <draw:text-box>
            <text:p text:style-name="P1">WhoIs, I-Am</text:p>
          </draw:text-box>
        </draw:frame>
        <draw:frame presentation:style-name="pr2" draw:text-style-name="P2" draw:layer="layout" svg:width="23.345cm" svg:height="12.678cm" svg:x="2.297cm" svg:y="5.584cm" presentation:class="outline">
          <draw:text-box>
            <text:list text:style-name="L2">
              <text:list-item>
                <text:p text:style-name="P2">Pair used for Device ID to MAC binding</text:p>
              </text:list-item>
            </text:list>
            <text:list text:style-name="L2">
              <text:list-item>
                <text:p text:style-name="P2">MAC is derived from source address</text:p>
              </text:list-item>
            </text:list>
            <text:list text:style-name="L2">
              <text:list-item>
                <text:p text:style-name="P2">Routing information is derived from NPDU</text:p>
              </text:list-item>
            </text:list>
            <text:list text:style-name="L2">
              <text:list-item>
                <text:p text:style-name="P2">I-Am storms, WhoIs ranges</text:p>
              </text:list-item>
            </text:list>
            <text:list text:style-name="L2">
              <text:list-item>
                <text:p text:style-name="P2">Most common way for Device binding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5" draw:text-style-name="P1" draw:layer="layout" svg:width="23.345cm" svg:height="3.272cm" svg:x="2.297cm" svg:y="1.78cm" presentation:class="title">
          <draw:text-box>
            <text:p text:style-name="P1">WhoIs, I-Am</text:p>
          </draw:text-box>
        </draw:frame>
        <draw:frame draw:style-name="gr4" draw:text-style-name="P7" draw:layer="layout" svg:width="25.94cm" svg:height="3.463cm" svg:x="1cm" svg:y="11.16cm">
          <draw:text-box>
            <text:p text:style-name="P8"><text:span text:style-name="T4">I-Am-Request </text:span><text:span text:style-name="T5">::= SEQUENCE {</text:span></text:p>
            <text:p text:style-name="P8"><text:span text:style-name="T5"><text:s text:c="4"/></text:span><text:span text:style-name="T5">iAmDeviceIdentifier BACnetObjectIdentifier,</text:span></text:p>
            <text:p text:style-name="P8"><text:span text:style-name="T5"><text:s text:c="4"/></text:span><text:span text:style-name="T5">maxAPDULengthAccepted Unsigned,</text:span></text:p>
            <text:p text:style-name="P8"><text:span text:style-name="T5"><text:s text:c="4"/></text:span><text:span text:style-name="T5">segmentationSupported BACnetSegmentation,</text:span></text:p>
            <text:p text:style-name="P8"><text:span text:style-name="T5"><text:s text:c="4"/></text:span><text:span text:style-name="T5">vendorID Unsigned</text:span></text:p>
            <text:p text:style-name="P8"><text:span text:style-name="T5">}</text:span></text:p>
          </draw:text-box>
        </draw:frame>
        <draw:frame draw:style-name="gr4" draw:text-style-name="P9" draw:layer="layout" svg:width="25.94cm" svg:height="2.934cm" svg:x="1cm" svg:y="6.715cm">
          <draw:text-box>
            <text:p text:style-name="P8"><text:span text:style-name="T4">Who-Is-Request</text:span><text:span text:style-name="T6"> ::= SEQUENCE {</text:span></text:p>
            <text:p text:style-name="P8"><text:span text:style-name="T6"><text:s text:c="4"/></text:span><text:span text:style-name="T6">deviceInstanceRangeLowLimit [0] Unsigned (0..4194303) OPTIONAL, </text:span></text:p>
            <text:p text:style-name="P8"><text:span text:style-name="T6"><text:s text:c="4"/></text:span><text:span text:style-name="T6">deviceInstanceRangeHighLimit [1] Unsigned (0..4194303) OPTIONAL </text:span></text:p>
            <text:p text:style-name="P8"><text:span text:style-name="T6"><text:s text:c="4"/></text:span><text:span text:style-name="T6">-- must be used as a pair, see 16.10</text:span></text:p>
            <text:p text:style-name="P8"><text:span text:style-name="T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3.345cm" svg:height="3.021cm" svg:x="2.297cm" svg:y="1.905cm" presentation:class="title">
          <draw:text-box>
            <text:p text:style-name="P1">WhoHas, I-Have</text:p>
          </draw:text-box>
        </draw:frame>
        <draw:frame presentation:style-name="pr2" draw:text-style-name="P2" draw:layer="layout" svg:width="23.345cm" svg:height="12.678cm" svg:x="2.297cm" svg:y="5.584cm" presentation:class="outline">
          <draw:text-box>
            <text:list text:style-name="L2">
              <text:list-item>
                <text:p text:style-name="P2">Pair used for Device ID binding</text:p>
              </text:list-item>
            </text:list>
            <text:list text:style-name="L2">
              <text:list-item>
                <text:list>
                  <text:list-item>
                    <text:p text:style-name="P4">WhoHas Device ID? <text:s/>I-Have Device I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WhoHas Object ID? <text:s/>I-Have Object I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WhoHas Object Name? <text:s/>I-Have Object Name.</text:p>
                  </text:list-item>
                </text:list>
              </text:list-item>
            </text:list>
            <text:list text:style-name="L2">
              <text:list-item>
                <text:p text:style-name="P2">MAC is derived from source address</text:p>
              </text:list-item>
            </text:list>
            <text:list text:style-name="L2">
              <text:list-item>
                <text:p text:style-name="P2">Routing information is derived from NPDU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presentation:style-name="pr5" draw:text-style-name="P1" draw:layer="layout" svg:width="23.345cm" svg:height="3.272cm" svg:x="2.297cm" svg:y="1.78cm" presentation:class="title">
          <draw:text-box>
            <text:p text:style-name="P1">WhoHas, I-Have</text:p>
          </draw:text-box>
        </draw:frame>
        <draw:frame draw:style-name="gr4" draw:text-style-name="P7" draw:layer="layout" svg:width="25.94cm" svg:height="5.579cm" svg:x="1cm" svg:y="6.08cm">
          <draw:text-box>
            <text:p text:style-name="P8"><text:span text:style-name="T4">Who-Has-Request </text:span><text:span text:style-name="T5">::= SEQUENCE {</text:span></text:p>
            <text:p text:style-name="P8"><text:span text:style-name="T5"><text:s text:c="4"/></text:span><text:span text:style-name="T5">limits SEQUENCE {</text:span></text:p>
            <text:p text:style-name="P8"><text:span text:style-name="T5"><text:s text:c="8"/></text:span><text:span text:style-name="T5">deviceInstanceRangeLowLimit [0] Unsigned (0..4194303),</text:span></text:p>
            <text:p text:style-name="P8"><text:span text:style-name="T5"><text:s text:c="8"/></text:span><text:span text:style-name="T5">deviceInstanceRangeHighLimit [1] Unsigned (0..4194303)</text:span></text:p>
            <text:p text:style-name="P8"><text:span text:style-name="T5"><text:s text:c="4"/></text:span><text:span text:style-name="T5">} OPTIONAL,</text:span></text:p>
            <text:p text:style-name="P8"><text:span text:style-name="T5"><text:s text:c="4"/></text:span><text:span text:style-name="T5">object CHOICE {</text:span></text:p>
            <text:p text:style-name="P8"><text:span text:style-name="T5"><text:s text:c="8"/></text:span><text:span text:style-name="T5">objectIdentifier [2] BACnetObjectIdentifier,</text:span></text:p>
            <text:p text:style-name="P8"><text:span text:style-name="T5"><text:s text:c="8"/></text:span><text:span text:style-name="T5">objectName [3] CharacterString</text:span></text:p>
            <text:p text:style-name="P8"><text:span text:style-name="T5"><text:s text:c="4"/></text:span><text:span text:style-name="T5">}</text:span></text:p>
            <text:p text:style-name="P8"><text:span text:style-name="T5">}</text:span></text:p>
          </draw:text-box>
        </draw:frame>
        <draw:frame draw:style-name="gr4" draw:text-style-name="P7" draw:layer="layout" svg:width="25.94cm" svg:height="2.934cm" svg:x="1cm" svg:y="13.7cm">
          <draw:text-box>
            <text:p text:style-name="P8"><text:span text:style-name="T4">I-Have-Request </text:span><text:span text:style-name="T5">::= SEQUENCE {</text:span></text:p>
            <text:p text:style-name="P8"><text:span text:style-name="T5"><text:s text:c="4"/></text:span><text:span text:style-name="T5">deviceIdentifier BACnetObjectIdentifier,</text:span></text:p>
            <text:p text:style-name="P8"><text:span text:style-name="T5"><text:s text:c="4"/></text:span><text:span text:style-name="T5">objectIdentifier BACnetObjectIdentifier,</text:span></text:p>
            <text:p text:style-name="P8"><text:span text:style-name="T5"><text:s text:c="4"/></text:span><text:span text:style-name="T5">objectName CharacterString</text:span></text:p>
            <text:p text:style-name="P8"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3.345cm" svg:height="3.021cm" svg:x="2.297cm" svg:y="1.905cm" presentation:class="title">
          <draw:text-box>
            <text:p text:style-name="P1">TimeSynchronization</text:p>
          </draw:text-box>
        </draw:frame>
        <draw:frame presentation:style-name="pr2" draw:text-style-name="P2" draw:layer="layout" svg:width="23.345cm" svg:height="12.678cm" svg:x="2.297cm" svg:y="5.584cm" presentation:class="outline">
          <draw:text-box>
            <text:list text:style-name="L2">
              <text:list-item>
                <text:p text:style-name="P2">Local Time Sync</text:p>
              </text:list-item>
            </text:list>
            <text:list text:style-name="L2">
              <text:list-item>
                <text:p text:style-name="P2">UTC Time Sync</text:p>
              </text:list-item>
            </text:list>
            <text:list text:style-name="L2">
              <text:list-item>
                <text:p text:style-name="P2">Can be used to update clock on clockless devices.</text:p>
              </text:list-item>
            </text:list>
            <text:list text:style-name="L2">
              <text:list-item>
                <text:p text:style-name="P2">Usually designate only one device on a network as a time mast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presentation:style-name="pr5" draw:text-style-name="P1" draw:layer="layout" svg:width="23.345cm" svg:height="3.272cm" svg:x="2.297cm" svg:y="1.78cm" presentation:class="title">
          <draw:text-box>
            <text:p text:style-name="P1">TimeSynchronization</text:p>
          </draw:text-box>
        </draw:frame>
        <draw:frame draw:style-name="gr4" draw:text-style-name="P7" draw:layer="layout" svg:width="25.94cm" svg:height="4.106cm" svg:x="1cm" svg:y="8.62cm">
          <draw:text-box>
            <text:p text:style-name="P8"><text:span text:style-name="T4">TimeSynchronization-Request </text:span><text:span text:style-name="T5">::= SEQUENCE {</text:span></text:p>
            <text:p text:style-name="P8"><text:span text:style-name="T5"><text:s text:c="4"/></text:span><text:span text:style-name="T5">time BACnetDateTime</text:span></text:p>
            <text:p text:style-name="P8"><text:span text:style-name="T5">}</text:span></text:p>
            <text:p text:style-name="P8"><text:span text:style-name="T4"/></text:p>
            <text:p text:style-name="P8"><text:span text:style-name="T4">UTCTimeSynchronization-Request </text:span><text:span text:style-name="T5">::= SEQUENCE {</text:span></text:p>
            <text:p text:style-name="P8"><text:span text:style-name="T5"><text:s text:c="4"/></text:span><text:span text:style-name="T5">time BACnetDateTime</text:span></text:p>
            <text:p text:style-name="P8"><text:span text:style-name="T4">}</text:span></text:p>
          </draw:text-box>
        </draw:frame>
        <draw:frame draw:style-name="gr4" draw:text-style-name="P7" draw:layer="layout" svg:width="25.94cm" svg:height="2.405cm" svg:x="1cm" svg:y="14.335cm">
          <draw:text-box>
            <text:p text:style-name="P8"><text:span text:style-name="T4">BACnetDateTime </text:span><text:span text:style-name="T5">::= SEQUENCE {</text:span></text:p>
            <text:p text:style-name="P8"><text:span text:style-name="T5"><text:s text:c="4"/></text:span><text:span text:style-name="T5">date Date,</text:span></text:p>
            <text:p text:style-name="P8"><text:span text:style-name="T5"><text:s text:c="4"/></text:span><text:span text:style-name="T5">time Time</text:span></text:p>
            <text:p text:style-name="P8"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3.345cm" svg:height="3.021cm" svg:x="2.297cm" svg:y="1.905cm" presentation:class="title">
          <draw:text-box>
            <text:p text:style-name="P1">ReinitializeDevice</text:p>
          </draw:text-box>
        </draw:frame>
        <draw:frame presentation:style-name="pr2" draw:text-style-name="P2" draw:layer="layout" svg:width="23.345cm" svg:height="12.678cm" svg:x="2.297cm" svg:y="5.584cm" presentation:class="outline">
          <draw:text-box>
            <text:list text:style-name="L2">
              <text:list-item>
                <text:p text:style-name="P2">Used to cold or warm restart a device</text:p>
              </text:list-item>
            </text:list>
            <text:list text:style-name="L2">
              <text:list-item>
                <text:p text:style-name="P2">Password optional (in the clear)</text:p>
              </text:list-item>
            </text:list>
            <text:list text:style-name="L2">
              <text:list-item>
                <text:p text:style-name="P2">Additional passwords can be used to do alternate activities, such as enable a new ROM or go into Bootloader mode.</text:p>
              </text:list-item>
            </text:list>
            <text:list text:style-name="L2">
              <text:list-item>
                <text:p text:style-name="P2">Also used for Backup/Restore proced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office:forms form:automatic-focus="false" form:apply-design-mode="false"/>
        <draw:frame presentation:style-name="pr5" draw:text-style-name="P1" draw:layer="layout" svg:width="23.345cm" svg:height="3.272cm" svg:x="2.297cm" svg:y="1.78cm" presentation:class="title">
          <draw:text-box>
            <text:p text:style-name="P1">ReinitializeDevice</text:p>
          </draw:text-box>
        </draw:frame>
        <draw:frame draw:style-name="gr4" draw:text-style-name="P7" draw:layer="layout" svg:width="25.94cm" svg:height="6.637cm" svg:x="1cm" svg:y="6.08cm">
          <draw:text-box>
            <text:p text:style-name="P8"><text:span text:style-name="T4">ReinitializeDevice-Request </text:span><text:span text:style-name="T5">::= SEQUENCE {</text:span></text:p>
            <text:p text:style-name="P8"><text:span text:style-name="T5"><text:s text:c="4"/></text:span><text:span text:style-name="T5">reinitializedStateOfDevice [0] ENUMERATED {</text:span></text:p>
            <text:p text:style-name="P8"><text:span text:style-name="T5"><text:s text:c="8"/></text:span><text:span text:style-name="T5">coldstart (0),</text:span></text:p>
            <text:p text:style-name="P8"><text:span text:style-name="T5"><text:s text:c="8"/></text:span><text:span text:style-name="T5">warmstart (1),</text:span></text:p>
            <text:p text:style-name="P8"><text:span text:style-name="T5"><text:s text:c="8"/></text:span><text:span text:style-name="T5">startbackup (2),</text:span></text:p>
            <text:p text:style-name="P8"><text:span text:style-name="T5"><text:s text:c="8"/></text:span><text:span text:style-name="T5">endbackup (3),</text:span></text:p>
            <text:p text:style-name="P8"><text:span text:style-name="T5"><text:s text:c="8"/></text:span><text:span text:style-name="T5">startrestore (4),</text:span></text:p>
            <text:p text:style-name="P8"><text:span text:style-name="T5"><text:s text:c="8"/></text:span><text:span text:style-name="T5">endrestore (5),</text:span></text:p>
            <text:p text:style-name="P8"><text:span text:style-name="T5"><text:s text:c="8"/></text:span><text:span text:style-name="T5">abortrestore (6)</text:span></text:p>
            <text:p text:style-name="P8"><text:span text:style-name="T5"><text:s text:c="4"/></text:span><text:span text:style-name="T5">},</text:span></text:p>
            <text:p text:style-name="P8"><text:span text:style-name="T5"><text:s text:c="4"/></text:span><text:span text:style-name="T5">password [1] CharacterString (SIZE (1..20)) OPTIONAL</text:span></text:p>
            <text:p text:style-name="P8"><text:span text:style-name="T5">}</text:span></text:p>
          </draw:text-box>
        </draw:frame>
        <draw:frame draw:style-name="gr5" draw:text-style-name="P7" draw:layer="layout" svg:width="25.94cm" svg:height="5.229cm" svg:x="1cm" svg:y="13.701cm">
          <draw:text-box>
            <text:p text:style-name="P1"><text:span text:style-name="T2">BACnet-SimpleACK-PDU</text:span><text:span text:style-name="T3"> ::= SEQUENCE {</text:span></text:p>
            <text:p text:style-name="P1"><text:span text:style-name="T3"><text:s text:c="4"/></text:span><text:span text:style-name="T3">pdu-type <text:s text:c="11"/>[0] Unsigned (0..15), -- 2 for this PDU type</text:span></text:p>
            <text:p text:style-name="P1"><text:span text:style-name="T3"><text:s text:c="4"/></text:span><text:span text:style-name="T3">reserved <text:s text:c="11"/>[1] Unsigned (0..15), -- must be set to zero</text:span></text:p>
            <text:p text:style-name="P1"><text:span text:style-name="T3"><text:s text:c="4"/></text:span><text:span text:style-name="T3">invokeID <text:s text:c="11"/>[2] Unsigned (0..255),</text:span></text:p>
            <text:p text:style-name="P1"><text:span text:style-name="T3"><text:s text:c="4"/></text:span><text:span text:style-name="T3">service-ACK-choice <text:s/>[3] BACnetConfirmedServiceChoice</text:span></text:p>
            <text:p text:style-name="P1"><text:span text:style-name="T3"><text:s text:c="8"/></text:span><text:span text:style-name="T3">-- Context-specific tags 0..3 are NOT used in header encoding</text:span></text:p>
            <text:p text:style-name="P1"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3.345cm" svg:height="3.272cm" svg:x="2.297cm" svg:y="1.78cm" presentation:class="title">
          <draw:text-box>
            <text:p text:style-name="P1">DeviceCommunicationControl</text:p>
          </draw:text-box>
        </draw:frame>
        <draw:frame presentation:style-name="pr2" draw:text-style-name="P2" draw:layer="layout" svg:width="23.345cm" svg:height="12.678cm" svg:x="2.297cm" svg:y="5.584cm" presentation:class="outline">
          <draw:text-box>
            <text:list text:style-name="L2">
              <text:list-item>
                <text:p text:style-name="P2">Used to disable device communications</text:p>
              </text:list-item>
            </text:list>
            <text:list text:style-name="L2">
              <text:list-item>
                <text:p text:style-name="P2">After disabled, device can only respond to</text:p>
              </text:list-item>
            </text:list>
            <text:list text:style-name="L2">
              <text:list-item>
                <text:list>
                  <text:list-item>
                    <text:p text:style-name="P4">DeviceCommunicationControl Enab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ReinitializeDevi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ower cyc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office:forms form:automatic-focus="false" form:apply-design-mode="false"/>
        <draw:frame presentation:style-name="pr5" draw:text-style-name="P1" draw:layer="layout" svg:width="23.345cm" svg:height="3.272cm" svg:x="2.297cm" svg:y="1.78cm" presentation:class="title">
          <draw:text-box>
            <text:p text:style-name="P1">DeviceCommunicationControl</text:p>
          </draw:text-box>
        </draw:frame>
        <draw:frame draw:style-name="gr4" draw:text-style-name="P7" draw:layer="layout" svg:width="25.94cm" svg:height="5.05cm" svg:x="1cm" svg:y="6.715cm">
          <draw:text-box>
            <text:p text:style-name="P8"><text:span text:style-name="T4">DeviceCommunicationControl-Request </text:span><text:span text:style-name="T5">::= SEQUENCE {</text:span></text:p>
            <text:p text:style-name="P8"><text:span text:style-name="T5"><text:s text:c="8"/></text:span><text:span text:style-name="T5">timeDuration [0] Unsigned16 OPTIONAL,</text:span></text:p>
            <text:p text:style-name="P8"><text:span text:style-name="T5"><text:s text:c="8"/></text:span><text:span text:style-name="T5">enable-disable [1] ENUMERATED {</text:span></text:p>
            <text:p text:style-name="P8"><text:span text:style-name="T5"><text:s text:c="8"/></text:span><text:span text:style-name="T5">enable (0),</text:span></text:p>
            <text:p text:style-name="P8"><text:span text:style-name="T5"><text:s text:c="8"/></text:span><text:span text:style-name="T5">disable (1),</text:span></text:p>
            <text:p text:style-name="P8"><text:span text:style-name="T5"><text:s text:c="8"/></text:span><text:span text:style-name="T5">disable-initiation (2)</text:span></text:p>
            <text:p text:style-name="P8"><text:span text:style-name="T5"><text:s text:c="4"/></text:span><text:span text:style-name="T5">},</text:span></text:p>
            <text:p text:style-name="P8"><text:span text:style-name="T5"><text:s text:c="4"/></text:span><text:span text:style-name="T5">password [2] CharacterString (SIZE(1..20)) OPTIONAL</text:span></text:p>
            <text:p text:style-name="P8"><text:span text:style-name="T5">}</text:span></text:p>
          </draw:text-box>
        </draw:frame>
        <draw:frame draw:style-name="gr5" draw:text-style-name="P7" draw:layer="layout" svg:width="25.94cm" svg:height="5.229cm" svg:x="1cm" svg:y="13.702cm">
          <draw:text-box>
            <text:p text:style-name="P1"><text:span text:style-name="T2">BACnet-SimpleACK-PDU</text:span><text:span text:style-name="T3"> ::= SEQUENCE {</text:span></text:p>
            <text:p text:style-name="P1"><text:span text:style-name="T3"><text:s text:c="4"/></text:span><text:span text:style-name="T3">pdu-type <text:s text:c="11"/>[0] Unsigned (0..15), -- 2 for this PDU type</text:span></text:p>
            <text:p text:style-name="P1"><text:span text:style-name="T3"><text:s text:c="4"/></text:span><text:span text:style-name="T3">reserved <text:s text:c="11"/>[1] Unsigned (0..15), -- must be set to zero</text:span></text:p>
            <text:p text:style-name="P1"><text:span text:style-name="T3"><text:s text:c="4"/></text:span><text:span text:style-name="T3">invokeID <text:s text:c="11"/>[2] Unsigned (0..255),</text:span></text:p>
            <text:p text:style-name="P1"><text:span text:style-name="T3"><text:s text:c="4"/></text:span><text:span text:style-name="T3">service-ACK-choice <text:s/>[3] BACnetConfirmedServiceChoice</text:span></text:p>
            <text:p text:style-name="P1"><text:span text:style-name="T3"><text:s text:c="8"/></text:span><text:span text:style-name="T3">-- Context-specific tags 0..3 are NOT used in header encoding</text:span></text:p>
            <text:p text:style-name="P1"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3</text:page-number></text:span></text:p>
        </draw:text-box>
      </draw:frame>
      <draw:page-thumbnail draw:layer="backgroundobjects" svg:width="5.587cm" svg:height="4.317cm" svg:x="2.794cm" svg:y="4.263cm" draw:page-number="1"/>
      <draw:page-thumbnail draw:layer="backgroundobjects" svg:width="5.587cm" svg:height="4.317cm" svg:x="11.176cm" svg:y="4.263cm"/>
      <draw:page-thumbnail draw:layer="backgroundobjects" svg:width="5.587cm" svg:height="4.317cm" svg:x="19.558cm" svg:y="4.263cm"/>
      <draw:page-thumbnail draw:layer="backgroundobjects" svg:width="5.587cm" svg:height="4.317cm" svg:x="2.794cm" svg:y="13.007cm"/>
      <draw:page-thumbnail draw:layer="backgroundobjects" svg:width="5.587cm" svg:height="4.317cm" svg:x="11.176cm" svg:y="13.007cm"/>
      <draw:page-thumbnail draw:layer="backgroundobjects" svg:width="5.587cm" svg:height="4.317cm" svg:x="19.558cm" svg:y="13.007cm"/>
    </style:handout-master>
    <style:master-page style:name="Default" style:page-layout-name="PM1" draw:style-name="dp1">
      <draw:frame presentation:style-name="Default-title" draw:layer="backgroundobjects" svg:width="23.345cm" svg:height="3.271cm" svg:x="2.297cm" svg:y="1.78cm" presentation:class="title" presentation:placeholder="true">
        <draw:text-box/>
      </draw:frame>
      <draw:frame presentation:style-name="Default-outline1" draw:layer="backgroundobjects" svg:width="23.345cm" svg:height="12.928cm" svg:x="2.297cm" svg:y="5.584cm" presentation:class="outline" presentation:placeholder="true">
        <draw:text-box/>
      </draw:frame>
      <draw:frame presentation:style-name="pr1" draw:text-style-name="P1" draw:layer="backgroundobjects" svg:width="6.043cm" svg:height="1.351cm" svg:x="2.297cm" svg:y="18.846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222cm" svg:height="1.351cm" svg:x="9.871cm" svg:y="18.846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043cm" svg:height="1.351cm" svg:x="19.598cm" svg:y="18.846cm" presentation:class="page-number">
        <draw:text-box>
          <text:p text:style-name="P2"><text:span text:style-name="T1"><text:page-number>3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Steve Karg</meta:initial-creator>
    <meta:creation-date>2008-05-09T14:13:05</meta:creation-date>
    <dc:creator>Steve Karg</dc:creator>
    <dc:date>2008-07-01T14:02:03</dc:date>
    <meta:editing-cycles>19</meta:editing-cycles>
    <meta:editing-duration>PT3H18M25S</meta:editing-duration>
    <meta:user-defined meta:name="Info 1"/>
    <meta:user-defined meta:name="Info 2"/>
    <meta:user-defined meta:name="Info 3"/>
    <meta:user-defined meta:name="Info 4"/>
    <meta:document-statistic meta:object-count="134"/>
  </office:meta>
</office:document-meta>
</file>